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ejaVu Sans Condensed" svg:font-family="'DejaVu Sans Condense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paragraph-properties style:line-height-at-least="0.1807in"/>
    </style:style>
    <style:style style:name="P3" style:family="paragraph" style:parent-style-name="Text_20_body">
      <style:paragraph-properties style:line-height-at-least="0.1807in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4" style:family="paragraph" style:parent-style-name="Text_20_body">
      <style:paragraph-properties style:line-height-at-least="0.1807in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Text_20_body" style:master-page-name="Standard">
      <style:paragraph-properties style:line-height-at-least="0.1807in" fo:text-align="center" style:justify-single-word="false" style:page-number="auto"/>
      <style:text-properties style:font-name="Times New Roman" fo:font-size="12pt" style:font-size-asian="12pt" style:font-name-complex="Times New Roman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Закрытое акционерное общество</text:p>
      <text:p text:style-name="P3">"Региональный аттестационный центр"</text:p>
      <text:p text:style-name="P3">(ЗАО «РАЦ»)</text:p>
      <text:p text:style-name="P4"/>
      <text:p text:style-name="P4">В лице директора Быкина Валерия Викторовича, действующего на основании Устава</text:p>
      <text:p text:style-name="P4"/>
      <text:p text:style-name="P4">Юр. адрес: 432018 Россия, г. Ульяновск, ул. Самарская, д. 175.</text:p>
      <text:p text:style-name="P4"/>
      <text:p text:style-name="P4">Адрес для корреспонденции: 432018 Россия, <text:s/>ул. Самарская, д. 175.</text:p>
      <text:p text:style-name="P4"/>
      <text:p text:style-name="P4">ИНН: 7325047276; <text:s text:c="4"/>КПП: 732701001</text:p>
      <text:p text:style-name="P4"/>
      <text:p text:style-name="P4">р/с: 40 702 810 710 030 000 350</text:p>
      <text:p text:style-name="P4">в ФИЛИАЛе ОАО "БИНБАНК" В УЛЬЯНОВСКЕ</text:p>
      <text:p text:style-name="P4">к/с: 30 101 810 100 000 000 887</text:p>
      <text:p text:style-name="P2"><text:span text:style-name="T3">БИК</text:span><text:span text:style-name="T4">: 047 308 </text:span><text:span text:style-name="T3">887</text:span></text:p>
      <text:p text:style-name="P1"/>
      <text:p text:style-name="P1"/>
      <text:p text:style-name="P1"/>
      <text:p text:style-name="P1"/>
      <text:p text:style-name="P1"/>
      <text:p text:style-name="P1">ОКПО: 25471315</text:p>
      <text:p text:style-name="P1">ОКАТО 73401000000</text:p>
      <text:p text:style-name="P1">ОКОГУ 49013</text:p>
      <text:p text:style-name="P1">ОГРН 1047300988118</text:p>
      <text:p text:style-name="P1"/>
      <text:list xml:id="list2882030359806908387" text:style-name="WW8Num1">
        <text:list-item>
          <text:h text:style-name="Heading_20_1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ejaVu Sans Condensed" svg:font-family="'DejaVu Sans Condense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/>
      <style:text-properties fo:font-size="14pt" style:font-size-asian="14pt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pitch-asian="variable" style:font-size-asian="14pt" style:font-name-complex="DejaVu Sans Condensed" style:font-family-complex="'DejaVu Sans Condensed'" style:font-pitch-complex="variable" style:font-size-complex="14pt"/>
    </style:style>
    <style:style style:name="Название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Закрытое акционерное общество "Региональный аттестационный центр" </dc:title>
    <meta:initial-creator>директор</meta:initial-creator>
    <meta:creation-date>2006-09-18T14:16:00</meta:creation-date>
    <dc:creator>dmitry </dc:creator>
    <dc:date>2016-01-25T09:58:52.324335401</dc:date>
    <meta:print-date>2009-02-11T09:37:00</meta:print-date>
    <meta:editing-cycles>15</meta:editing-cycles>
    <meta:editing-duration>PT41M</meta:editing-duration>
    <meta:document-statistic meta:table-count="0" meta:image-count="0" meta:object-count="0" meta:page-count="1" meta:paragraph-count="15" meta:word-count="75" meta:character-count="488" meta:non-whitespace-character-count="423"/>
    <meta:generator>LibreOffice/4.2.8.2$Linux_X86_64 LibreOffice_project/420m0$Build-2</meta:generator>
  </office:meta>
</office:document-meta>
</file>